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Member card</text:p>
          </table:table-cell>
          <table:table-cell office:value-type="string">
            <text:p>First name</text:p>
          </table:table-cell>
          <table:table-cell office:value-type="string">
            <text:p>Coffee plot ID (1)</text:p>
          </table:table-cell>
          <table:table-cell office:value-type="string">
            <text:p>Coffee plot name (1)</text:p>
          </table:table-cell>
          <table:table-cell office:value-type="string">
            <text:p>Coffee plot GeoJson (1)</text:p>
          </table:table-cell>
          <table:table-cell table:number-columns-repeated="1019"/>
        </table:table-row>
        <table:table-row table:style-name="ro1">
          <table:table-cell office:value-type="string">
            <text:p>Member1</text:p>
          </table:table-cell>
          <table:table-cell office:value-type="string">
            <text:p>Farmer1</text:p>
          </table:table-cell>
          <table:table-cell office:value-type="float" office:value="1701">
            <text:p>1701</text:p>
          </table:table-cell>
          <table:table-cell office:value-type="string">
            <text:p>Las Brisas</text:p>
          </table:table-cell>
          <table:table-cell office:value-type="string">
            <text:p>{"type":"FeatureCollection","features":[{"type":"Feature","geometry":{"type":"Polygon","coordinates":[[[-75.96948,1.88984],[-75.96926,1.88929],[-75.96894,1.88905],[-75.96806,1.88938],[-75.96807,1.88992],[-75.96824,1.89001],[-75.9685,1.89028],[-75.96948,1.88984]]]},"properties":{"plot_name":"Las Brisas","plot_id":"1913"}}]}</text:p>
          </table:table-cell>
          <table:table-cell table:number-columns-repeated="1019"/>
        </table:table-row>
        <table:table-row table:style-name="ro1">
          <table:table-cell office:value-type="string">
            <text:p>Member2</text:p>
          </table:table-cell>
          <table:table-cell office:value-type="string">
            <text:p>Farmer2</text:p>
          </table:table-cell>
          <table:table-cell office:value-type="float" office:value="1703">
            <text:p>1703</text:p>
          </table:table-cell>
          <table:table-cell office:value-type="string">
            <text:p>Lotes</text:p>
          </table:table-cell>
          <table:table-cell office:value-type="string">
            <text:p>{"type":"FeatureCollection","features":[{"type":"Feature","geometry":{"type":"Polygon","coordinates":[[[-75.9886,1.9165],[-75.9886,1.91636],[-75.98845,1.9164],[-75.98833,1.9163],[-75.98836,1.91618],[-75.9882,1.91622],[-75.98805,1.91628],[-75.988,1.91653],[-75.98801,1.91673],[-75.9882,1.91685],[-75.98851,1.917],[-75.9886,1.9168],[-75.9886,1.9165]]]},"properties":{"plot_name":"lotes","plot_id":"1914"}}]}</text:p>
          </table:table-cell>
          <table:table-cell table:number-columns-repeated="1019"/>
        </table:table-row>
        <table:table-row table:style-name="ro1">
          <table:table-cell office:value-type="string">
            <text:p>Member3</text:p>
          </table:table-cell>
          <table:table-cell office:value-type="string">
            <text:p>Farmer3</text:p>
          </table:table-cell>
          <table:table-cell office:value-type="float" office:value="1704">
            <text:p>1704</text:p>
          </table:table-cell>
          <table:table-cell office:value-type="string">
            <text:p>Lote</text:p>
          </table:table-cell>
          <table:table-cell office:value-type="string">
            <text:p>{"type":"FeatureCollection","features":[{"type":"Feature","geometry":{"type":"Polygon","coordinates":[[[-75.9844,1.92269],[-75.98414,1.92241],[-75.98363,1.92249],[-75.98336,1.92251],[-75.98329,1.92267],[-75.98309,1.923],[-75.98277,1.92385],[-75.98333,1.92409],[-75.98389,1.92385],[-75.98428,1.92347],[-75.9844,1.92269]]]},"properties":{"plot_name":"Lote","plot_id":"1915"}}]}</text:p>
          </table:table-cell>
          <table:table-cell table:number-columns-repeated="1019"/>
        </table:table-row>
        <table:table-row table:style-name="ro1">
          <table:table-cell office:value-type="string">
            <text:p>Member5</text:p>
          </table:table-cell>
          <table:table-cell office:value-type="string">
            <text:p>Farmer5</text:p>
          </table:table-cell>
          <table:table-cell office:value-type="float" office:value="1734">
            <text:p>1734</text:p>
          </table:table-cell>
          <table:table-cell office:value-type="string">
            <text:p>El viso</text:p>
          </table:table-cell>
          <table:table-cell office:value-type="string">
            <text:p>{"type":"FeatureCollection","features":[{"type":"Feature","geometry":{"type":"Polygon","coordinates":[[[-75.9554398,1.8708098],[-75.9547513,1.8694668],[-75.9547217,1.8700269],[-75.9551073,1.87103708],[-75.9563505,1.8722847],[-75.9567028,1.8718157],[-75.956438,1.8717409],[-75.9562936,1.8714332],[-75.9561916,1.8711298],[-75.955697,1.8709773],[-75.955578,1.8709178],[-75.9554398,1.8708098]]]},"properties":{"plot_name":"El viso","plot_id":"1937"}}]}</text:p>
          </table:table-cell>
          <table:table-cell table:number-columns-repeated="1019"/>
        </table:table-row>
        <table:table-row table:style-name="ro1">
          <table:table-cell office:value-type="string">
            <text:p>Member7</text:p>
          </table:table-cell>
          <table:table-cell office:value-type="string">
            <text:p>Farmer7</text:p>
          </table:table-cell>
          <table:table-cell office:value-type="float" office:value="1736">
            <text:p>1736</text:p>
          </table:table-cell>
          <table:table-cell office:value-type="string">
            <text:p>Salamanca</text:p>
          </table:table-cell>
          <table:table-cell office:value-type="string">
            <text:p>{"type":"FeatureCollection","features":[{"type":"Feature","geometry":{"type":"Polygon","coordinates":[[[-75.94692,1.91513],[-75.9467,1.91477],[-75.94623,1.91488],[-75.94596,1.91508],[-75.94603,1.91528],[-75.94613,1.91543],[-75.94632,1.91564],[-75.94651,1.91587],[-75.94684,1.91559],[-75.94676,1.91538],[-75.94692,1.91513]]]},"properties":{"plot_name":"Salamanca","plot_id":"1938"}}]}</text:p>
          </table:table-cell>
          <table:table-cell table:number-columns-repeated="1019"/>
        </table:table-row>
        <table:table-row table:style-name="ro1">
          <table:table-cell office:value-type="string">
            <text:p>Member9</text:p>
          </table:table-cell>
          <table:table-cell office:value-type="string">
            <text:p>Farmer9</text:p>
          </table:table-cell>
          <table:table-cell office:value-type="float" office:value="1738">
            <text:p>1738</text:p>
          </table:table-cell>
          <table:table-cell office:value-type="string">
            <text:p>Buena vista</text:p>
          </table:table-cell>
          <table:table-cell office:value-type="string">
            <text:p>{"type":"FeatureCollection","features":[{"type":"Feature","geometry":{"type":"Polygon","coordinates":[[[-75.96838,1.91244],[-75.96837,1.9131],[-75.96913,1.91312],[-75.96902,1.91289],[-75.96916,1.91281],[-75.96917,1.91267],[-75.9692,1.91243],[-75.96909,1.91222],[-75.96915,1.91199],[-75.96933,1.91193],[-75.96954,1.91185],[-75.96928,1.91156],[-75.96904,1.91137],[-75.96864,1.91147],[-75.9684,1.91204],[-75.96838,1.91244]]]},"properties":{"plot_name":"Buena vista","plot_id":"1940"}}]}</text:p>
          </table:table-cell>
          <table:table-cell table:number-columns-repeated="1019"/>
        </table:table-row>
        <table:table-row table:style-name="ro1">
          <table:table-cell office:value-type="string">
            <text:p>Member10</text:p>
          </table:table-cell>
          <table:table-cell office:value-type="string">
            <text:p>Farmer10</text:p>
          </table:table-cell>
          <table:table-cell office:value-type="float" office:value="1746">
            <text:p>1746</text:p>
          </table:table-cell>
          <table:table-cell office:value-type="string">
            <text:p>Buenos Aires</text:p>
          </table:table-cell>
          <table:table-cell office:value-type="string">
            <text:p>{"type":"FeatureCollection","features":[{"type":"Feature","geometry":{"type":"Polygon","coordinates":[[[-75.9442726,1.9124406],[-75.9442863,1.9126465],[-75.9448298,1.9133859],[-75.9449556,1.9131036],[-75.9451639,1.9124738],[-75.9454486,1.9121794],[-75.9451837,1.9118289],[-75.9451599,1.9117759],[-75.9449942,1.9115609],[-75.9445208,1.9110755],[-75.9439985,1.9111725],[-75.9436121,1.9112706],[-75.9434611,1.9114301],[-75.9440575,1.91232],[-75.9442726,1.9124406]]]},"properties":{"plot_name":"Buenos Aires","plot_id":"1965"}}]}</text:p>
          </table:table-cell>
          <table:table-cell table:number-columns-repeated="1019"/>
        </table:table-row>
        <table:table-row table:style-name="ro1">
          <table:table-cell office:value-type="string">
            <text:p>Member12</text:p>
          </table:table-cell>
          <table:table-cell office:value-type="string">
            <text:p>Farmer12</text:p>
          </table:table-cell>
          <table:table-cell office:value-type="float" office:value="1748">
            <text:p>1748</text:p>
          </table:table-cell>
          <table:table-cell office:value-type="string">
            <text:p>La Aldea</text:p>
          </table:table-cell>
          <table:table-cell office:value-type="string">
            <text:p>{"type":"FeatureCollection","features":[{"type":"Feature","geometry":{"type":"Polygon","coordinates":[[[-75.9775696,1.8939764],[-75.978145,1.8938329],[-75.9777497,1.8920302],[-75.977589,1.8914645],[-75.9773431,1.8920906],[-75.9773121,1.8924021],[-75.97692,1.8935102],[-75.9775696,1.8939764]]]},"properties":{"plot_name":"La Aldea","plot_id":"1967"}}]}</text:p>
          </table:table-cell>
          <table:table-cell table:number-columns-repeated="1019"/>
        </table:table-row>
        <table:table-row table:style-name="ro1">
          <table:table-cell office:value-type="string">
            <text:p>Member14</text:p>
          </table:table-cell>
          <table:table-cell office:value-type="string">
            <text:p>Farmer14</text:p>
          </table:table-cell>
          <table:table-cell office:value-type="float" office:value="1752">
            <text:p>1752</text:p>
          </table:table-cell>
          <table:table-cell office:value-type="string">
            <text:p>La Ladera</text:p>
          </table:table-cell>
          <table:table-cell office:value-type="string">
            <text:p>{"type":"FeatureCollection","features":[{"type":"Feature","geometry":{"type":"Polygon","coordinates":[[[-75.95903,1.94799],[-75.95563,1.94718],[-75.9558,1.94766],[-75.95623,1.94797],[-75.95658,1.94827],[-75.95686,1.94859],[-75.95728,1.94876],[-75.95772,1.94895],[-75.9581,1.94894],[-75.95824,1.94869],[-75.95794,1.94862],[-75.95803,1.94837],[-75.9584,1.94824],[-75.9588,1.94827],[-75.95903,1.94799]]]},"properties":{"plot_name":"La Ladera","plot_id":"1998"}}]}</text:p>
          </table:table-cell>
          <table:table-cell table:number-columns-repeated="1019"/>
        </table:table-row>
        <table:table-row table:style-name="ro1">
          <table:table-cell office:value-type="string">
            <text:p>Member15</text:p>
          </table:table-cell>
          <table:table-cell office:value-type="string">
            <text:p>Farmer15</text:p>
          </table:table-cell>
          <table:table-cell office:value-type="float" office:value="1753">
            <text:p>1753</text:p>
          </table:table-cell>
          <table:table-cell office:value-type="string">
            <text:p>Aposentos</text:p>
          </table:table-cell>
          <table:table-cell office:value-type="string">
            <text:p>{"type":"FeatureCollection","features":[{"type":"Feature","geometry":{"type":"Polygon","coordinates":[[[-75.95989,1.93573],[-75.95985,1.93587],[-75.96033,1.93591],[-75.96051,1.93585],[-75.96072,1.93572],[-75.96096,1.93559],[-75.96125,1.93551],[-75.96148,1.93542],[-75.9616,1.93529],[-75.96152,1.93511],[-75.96139,1.93488],[-75.96101,1.93497],[-75.96066,1.93512],[-75.96044,1.93535],[-75.96025,1.93543],[-75.96007,1.93544],[-75.95995,1.93564],[-75.95989,1.93573]]]},"properties":{"plot_name":"Aposentos","plot_id":"2009"}}]}</text:p>
          </table:table-cell>
          <table:table-cell table:number-columns-repeated="1019"/>
        </table:table-row>
        <table:table-row table:style-name="ro1">
          <table:table-cell office:value-type="string">
            <text:p>Member16</text:p>
          </table:table-cell>
          <table:table-cell office:value-type="string">
            <text:p>Farmer16</text:p>
          </table:table-cell>
          <table:table-cell office:value-type="float" office:value="1754">
            <text:p>1754</text:p>
          </table:table-cell>
          <table:table-cell office:value-type="string">
            <text:p>Larguero</text:p>
          </table:table-cell>
          <table:table-cell office:value-type="string">
            <text:p>{"type":"FeatureCollection","features":[{"type":"Feature","geometry":{"type":"Polygon","coordinates":[[[-75.978455,1.964339],[-75.978352,1.964047],[-75.97839,1.963901],[-75.97812,1.963502],[-75.978153,1.963334],[-75.97779,1.962877],[-75.97718,1.96342],[-75.977148,1.963814],[-75.977439,1.963931],[-75.977409,1.964295],[-75.977481,1.964624],[-75.977848,1.964443],[-75.978186,1.964417],[-75.978455,1.964339]]]},"properties":{"plot_name":"Larguero","plot_id":"1995"}}]}</text:p>
          </table:table-cell>
          <table:table-cell table:number-columns-repeated="1019"/>
        </table:table-row>
        <table:table-row table:style-name="ro1">
          <table:table-cell office:value-type="string">
            <text:p>Member20</text:p>
          </table:table-cell>
          <table:table-cell office:value-type="string">
            <text:p>Farmer20</text:p>
          </table:table-cell>
          <table:table-cell office:value-type="float" office:value="1769">
            <text:p>1769</text:p>
          </table:table-cell>
          <table:table-cell office:value-type="string">
            <text:p>Guayamba</text:p>
          </table:table-cell>
          <table:table-cell office:value-type="string">
            <text:p>{"type":"FeatureCollection","features":[{"type":"Feature","geometry":{"type":"Polygon","coordinates":[[[-75.9161628,1.943274],[-75.916298,1.943164],[-75.9163681,1.9428355],[-75.9169342,1.942627],[-75.9172413,1.9423477],[-75.9166694,1.941439],[-75.9163648,1.9412728],[-75.9161938,1.941746],[-75.9160071,1.9422649],[-75.9156304,1.9420538],[-75.9161628,1.943274]]]},"properties":{"plot_name":"Guayamba","plot_id":"4483"}}]}</text:p>
          </table:table-cell>
          <table:table-cell table:number-columns-repeated="1019"/>
        </table:table-row>
        <table:table-row table:style-name="ro1">
          <table:table-cell office:value-type="string">
            <text:p>Member21</text:p>
          </table:table-cell>
          <table:table-cell office:value-type="string">
            <text:p>Farmer21</text:p>
          </table:table-cell>
          <table:table-cell office:value-type="float" office:value="1770">
            <text:p>1770</text:p>
          </table:table-cell>
          <table:table-cell office:value-type="string">
            <text:p>Las Rocas</text:p>
          </table:table-cell>
          <table:table-cell office:value-type="string">
            <text:p>{"type":"FeatureCollection","features":[{"type":"Feature","geometry":{"type":"Polygon","coordinates":[[[-75.9602631,1.8832665],[-75.9595872,1.8830223],[-75.9594422,1.8831737],[-75.9595204,1.8835047],[-75.959512,1.883616],[-75.9599669,1.8837504],[-75.9602874,1.884072],[-75.9606908,1.8830496],[-75.9605419,1.8830792],[-75.9604222,1.8832162],[-75.9602631,1.8832665]]]},"properties":{"plot_name":"Las Rocas","plot_id":"2018"}}]}</text:p>
          </table:table-cell>
          <table:table-cell table:number-columns-repeated="1019"/>
        </table:table-row>
        <table:table-row table:style-name="ro1">
          <table:table-cell office:value-type="string">
            <text:p>Member25</text:p>
          </table:table-cell>
          <table:table-cell office:value-type="string">
            <text:p>Farmer25</text:p>
          </table:table-cell>
          <table:table-cell office:value-type="float" office:value="1777">
            <text:p>1777</text:p>
          </table:table-cell>
          <table:table-cell office:value-type="string">
            <text:p>Miraflores</text:p>
          </table:table-cell>
          <table:table-cell office:value-type="string">
            <text:p>{"type":"FeatureCollection","features":[{"type":"Feature","geometry":{"type":"Polygon","coordinates":[[[-75.8903136,1.9626792],[-75.8902022,1.9629798],[-75.8901844,1.9631926],[-75.8902172,1.9633832],[-75.8903247,1.9634989],[-75.8906896,1.96376],[-75.890755,1.9635868],[-75.890928,1.9634265],[-75.8906378,1.963089],[-75.8905587,1.962924],[-75.8904742,1.9627968],[-75.8903136,1.9626792]]]},"properties":{"plot_name":"Miraflores","plot_id":"2022"}}]}</text:p>
          </table:table-cell>
          <table:table-cell table:number-columns-repeated="1019"/>
        </table:table-row>
        <table:table-row table:style-name="ro1">
          <table:table-cell office:value-type="string">
            <text:p>Member26</text:p>
          </table:table-cell>
          <table:table-cell office:value-type="string">
            <text:p>Farmer26</text:p>
          </table:table-cell>
          <table:table-cell office:value-type="float" office:value="1778">
            <text:p>1778</text:p>
          </table:table-cell>
          <table:table-cell office:value-type="string">
            <text:p>Los Pinos</text:p>
          </table:table-cell>
          <table:table-cell office:value-type="string">
            <text:p>{"type":"FeatureCollection","features":[{"type":"Feature","geometry":{"type":"Polygon","coordinates":[[[-75.9817382,1.9187955],[-75.9797838,1.9170685],[-75.9795192,1.91796966],[-75.9799158,1.9180387],[-75.9803611,1.91845191],[-75.980856299,1.91898912],[-75.9805145,1.9192593],[-75.9811043,1.9195093],[-75.9814183,1.9195985],[-75.9822323,1.9196567],[-75.9826447,1.9205049],[-75.9829746,1.9196229],[-75.9822789,1.91881112],[-75.9817382,1.918795579],[-75.9817382,1.9187955]]]},"properties":{"plot_name":"Los Pinos","plot_id":"2023"}}]}</text:p>
          </table:table-cell>
          <table:table-cell table:number-columns-repeated="1019"/>
        </table:table-row>
        <table:table-row table:style-name="ro1">
          <table:table-cell office:value-type="string">
            <text:p>Member27</text:p>
          </table:table-cell>
          <table:table-cell office:value-type="string">
            <text:p>Farmer27</text:p>
          </table:table-cell>
          <table:table-cell office:value-type="float" office:value="1782">
            <text:p>1782</text:p>
          </table:table-cell>
          <table:table-cell office:value-type="string">
            <text:p>La Reforma</text:p>
          </table:table-cell>
          <table:table-cell office:value-type="string">
            <text:p>{"type":"FeatureCollection","features":[{"type":"Feature","geometry":{"type":"Polygon","coordinates":[[[-75.8913,1.97477],[-75.89132,1.97452],[-75.89136,1.9738],[-75.89111,1.97357],[-75.89072,1.97341],[-75.89009,1.9736],[-75.88967,1.97414],[-75.88996,1.9746],[-75.89066,1.9751],[-75.89109,1.97495],[-75.8913,1.97477]]]},"properties":{"plot_name":"La Reforma","plot_id":"2024"}}]}</text:p>
          </table:table-cell>
          <table:table-cell table:number-columns-repeated="1019"/>
        </table:table-row>
        <table:table-row table:style-name="ro1">
          <table:table-cell office:value-type="string">
            <text:p>Member28</text:p>
          </table:table-cell>
          <table:table-cell office:value-type="string">
            <text:p>Farmer28</text:p>
          </table:table-cell>
          <table:table-cell office:value-type="float" office:value="1792">
            <text:p>1792</text:p>
          </table:table-cell>
          <table:table-cell office:value-type="string">
            <text:p>Miraflores</text:p>
          </table:table-cell>
          <table:table-cell office:value-type="string">
            <text:p>{"type":"FeatureCollection","features":[{"type":"Feature","geometry":{"type":"Polygon","coordinates":[[[-75.98199,1.89593],[-75.98172,1.89539],[-75.98039,1.89508],[-75.98051,1.89652],[-75.98065,1.89685],[-75.98021,1.89748],[-75.98133,1.89776],[-75.98139,1.89748],[-75.98199,1.89593]]]},"properties":{"plot_name":"Miraflores","plot_id":"2025"}}]}</text:p>
          </table:table-cell>
          <table:table-cell table:number-columns-repeated="1019"/>
        </table:table-row>
        <table:table-row table:style-name="ro1">
          <table:table-cell office:value-type="string">
            <text:p>Member29</text:p>
          </table:table-cell>
          <table:table-cell office:value-type="string">
            <text:p>Farmer29</text:p>
          </table:table-cell>
          <table:table-cell office:value-type="float" office:value="1793">
            <text:p>1793</text:p>
          </table:table-cell>
          <table:table-cell office:value-type="string">
            <text:p>La Esperanza</text:p>
          </table:table-cell>
          <table:table-cell office:value-type="string">
            <text:p>{"type":"FeatureCollection","features":[{"type":"Feature","geometry":{"type":"Polygon","coordinates":[[[-75.9683725,1.8806342],[-75.967396,1.8811171],[-75.9668864,1.8817096],[-75.96697,1.8818618],[-75.9671771,1.882463],[-75.9677202,1.8823787],[-75.9679418,1.8820355],[-75.9680417,1.8816245],[-75.9683924,1.881556],[-75.9683725,1.8806342]]]},"properties":{"plot_name":"La Esperanza","plot_id":"2026"}}]}</text:p>
          </table:table-cell>
          <table:table-cell table:number-columns-repeated="1019"/>
        </table:table-row>
        <table:table-row table:style-name="ro1">
          <table:table-cell office:value-type="string">
            <text:p>Member31</text:p>
          </table:table-cell>
          <table:table-cell office:value-type="string">
            <text:p>Farmer31</text:p>
          </table:table-cell>
          <table:table-cell office:value-type="float" office:value="1795">
            <text:p>1795</text:p>
          </table:table-cell>
          <table:table-cell office:value-type="string">
            <text:p>La Piñala</text:p>
          </table:table-cell>
          <table:table-cell office:value-type="string">
            <text:p>{"type":"FeatureCollection","features":[{"type":"Feature","geometry":{"type":"Polygon","coordinates":[[[-75.9630698,1.94183942],[-75.9637488,1.94179424],[-75.964345,1.9418347],[-75.9644086,1.941231],[-75.9644056,1.9409069],[-75.9644849,1.9406221],[-75.9638036,1.9405951],[-75.9631972,1.9404874],[-75.9630159,1.9415467],[-75.9630698,1.941839421],[-75.9630698,1.94183942]]]},"properties":{"plot_name":"La Piñala","plot_id":"2028"}}]}</text:p>
          </table:table-cell>
          <table:table-cell table:number-columns-repeated="1019"/>
        </table:table-row>
        <table:table-row table:style-name="ro1">
          <table:table-cell office:value-type="string">
            <text:p>Member33</text:p>
          </table:table-cell>
          <table:table-cell office:value-type="string">
            <text:p>Farmer33</text:p>
          </table:table-cell>
          <table:table-cell office:value-type="float" office:value="1797">
            <text:p>1797</text:p>
          </table:table-cell>
          <table:table-cell office:value-type="string">
            <text:p>El Carmen</text:p>
          </table:table-cell>
          <table:table-cell office:value-type="string">
            <text:p>{"type":"FeatureCollection","features":[{"type":"Feature","geometry":{"type":"Polygon","coordinates":[[[-75.9456046,1.9169644],[-75.94487393,1.9178257],[-75.94495815,1.91804284],[-75.94478273,1.91839401],[-75.9447602,1.91885831],[-75.94510353,1.91925452],[-75.9463026,1.9190578],[-75.9464594,1.9196457],[-75.9470535,1.919801],[-75.9474631,1.9196696],[-75.9474275,1.9190137],[-75.9473985,1.9179307],[-75.9456046,1.9169644]]]},"properties":{"plot_name":"El Carmen","plot_id":"4086"}}]}</text:p>
          </table:table-cell>
          <table:table-cell table:number-columns-repeated="1019"/>
        </table:table-row>
        <table:table-row table:style-name="ro1">
          <table:table-cell office:value-type="string">
            <text:p>Member34</text:p>
          </table:table-cell>
          <table:table-cell office:value-type="string">
            <text:p>Farmer34</text:p>
          </table:table-cell>
          <table:table-cell office:value-type="float" office:value="1798">
            <text:p>1798</text:p>
          </table:table-cell>
          <table:table-cell office:value-type="string">
            <text:p>La Envidia </text:p>
          </table:table-cell>
          <table:table-cell office:value-type="string">
            <text:p>{"type":"FeatureCollection","features":[{"type":"Feature","geometry":{"type":"Polygon","coordinates":[[[-75.96663,1.96088],[-75.96664,1.96048],[-75.96617,1.96058],[-75.96584,1.96065],[-75.96596,1.96101],[-75.96626,1.96087],[-75.96663,1.96088]]]},"properties":{"plot_name":"La Envidia ","plot_id":"4097"}}]}</text:p>
          </table:table-cell>
          <table:table-cell table:number-columns-repeated="1019"/>
        </table:table-row>
        <table:table-row table:style-name="ro1">
          <table:table-cell office:value-type="string">
            <text:p>Member36</text:p>
          </table:table-cell>
          <table:table-cell office:value-type="string">
            <text:p>Farmer36</text:p>
          </table:table-cell>
          <table:table-cell office:value-type="float" office:value="1800">
            <text:p>1800</text:p>
          </table:table-cell>
          <table:table-cell office:value-type="string">
            <text:p>Miraflores</text:p>
          </table:table-cell>
          <table:table-cell office:value-type="string">
            <text:p>{"type":"FeatureCollection","features":[{"type":"Feature","geometry":{"type":"Polygon","coordinates":[[[-75.97092971,1.8966396],[-75.9710746,1.89688404],[-75.971044,1.8970449],[-75.9714585,1.8971536],[-75.9717767,1.8967383],[-75.9723133,1.8966107],[-75.9719485,1.8964484],[-75.9716157,1.8965123],[-75.971376,1.896566],[-75.97092971,1.8966396]]]},"properties":{"plot_name":"Miraflores","plot_id":"4099"}}]}</text:p>
          </table:table-cell>
          <table:table-cell table:number-columns-repeated="1019"/>
        </table:table-row>
        <table:table-row table:style-name="ro1">
          <table:table-cell office:value-type="string">
            <text:p>Member38</text:p>
          </table:table-cell>
          <table:table-cell office:value-type="string">
            <text:p>Farmer38</text:p>
          </table:table-cell>
          <table:table-cell office:value-type="float" office:value="1802">
            <text:p>1802</text:p>
          </table:table-cell>
          <table:table-cell office:value-type="string">
            <text:p>Albania</text:p>
          </table:table-cell>
          <table:table-cell office:value-type="string">
            <text:p>{"type":"FeatureCollection","features":[{"type":"Feature","geometry":{"type":"Polygon","coordinates":[[[-75.89143,1.97482],[-75.8916,1.975],[-75.89188,1.97524],[-75.89221,1.97557],[-75.89259,1.97562],[-75.89267,1.97534],[-75.89274,1.9748],[-75.89294,1.9747],[-75.89291,1.9744],[-75.89273,1.97386],[-75.89202,1.97385],[-75.89175,1.97388],[-75.89148,1.97381],[-75.89145,1.97421],[-75.89143,1.97482]]]},"properties":{"plot_name":"Albania","plot_id":"2032"}}]}</text:p>
          </table:table-cell>
          <table:table-cell table:number-columns-repeated="1019"/>
        </table:table-row>
        <table:table-row table:style-name="ro1">
          <table:table-cell office:value-type="string">
            <text:p>Member42</text:p>
          </table:table-cell>
          <table:table-cell office:value-type="string">
            <text:p>Farmer42</text:p>
          </table:table-cell>
          <table:table-cell office:value-type="float" office:value="1806">
            <text:p>1806</text:p>
          </table:table-cell>
          <table:table-cell office:value-type="string">
            <text:p>El Nacedero</text:p>
          </table:table-cell>
          <table:table-cell office:value-type="string">
            <text:p>{"type":"FeatureCollection","features":[{"type":"Feature","geometry":{"type":"Polygon","coordinates":[[[-75.9456046,1.9169644],[-75.94487393,1.9178257],[-75.94495815,1.91804284],[-75.9447827,1.918394],[-75.9447602,1.91885831],[-75.94510353,1.9192545],[-75.9463026,1.9190578],[-75.9464594,1.9196457],[-75.9470535,1.919801],[-75.9474631,1.9196696],[-75.9474272,1.9190137],[-75.9473985,1.9179307],[-75.9456046,1.9169644]]]},"properties":{"plot_name":"El Nacedero","plot_id":"2036"}}]}</text:p>
          </table:table-cell>
          <table:table-cell table:number-columns-repeated="1019"/>
        </table:table-row>
        <table:table-row table:style-name="ro1">
          <table:table-cell office:value-type="string">
            <text:p>Member43</text:p>
          </table:table-cell>
          <table:table-cell office:value-type="string">
            <text:p>Farmer43</text:p>
          </table:table-cell>
          <table:table-cell office:value-type="float" office:value="1807">
            <text:p>1807</text:p>
          </table:table-cell>
          <table:table-cell office:value-type="string">
            <text:p>El Porvenir</text:p>
          </table:table-cell>
          <table:table-cell office:value-type="string">
            <text:p>{"type":"FeatureCollection","features":[{"type":"Feature","geometry":{"type":"Polygon","coordinates":[[[-75.9226163,1.9231918],[-75.9225064,1.9233721],[-75.9226257,1.9235008],[-75.9226736,1.9235926],[-75.9230743,1.9236444],[-75.9232593,1.9240761],[-75.9234801,1.9233923],[-75.924091,1.9227146],[-75.9234203,1.9219324],[-75.922581,1.9228035],[-75.9225279,1.9229398],[-75.9225136,1.9231013],[-75.9226163,1.9231918]]]},"properties":{"plot_name":"El Porvenir","plot_id":"2037"}}]}</text:p>
          </table:table-cell>
          <table:table-cell table:number-columns-repeated="1019"/>
        </table:table-row>
        <table:table-row table:style-name="ro1">
          <table:table-cell office:value-type="string">
            <text:p>Member44</text:p>
          </table:table-cell>
          <table:table-cell office:value-type="string">
            <text:p>Farmer44</text:p>
          </table:table-cell>
          <table:table-cell office:value-type="float" office:value="1808">
            <text:p>1808</text:p>
          </table:table-cell>
          <table:table-cell office:value-type="string">
            <text:p>Buenos Aires</text:p>
          </table:table-cell>
          <table:table-cell office:value-type="string">
            <text:p>{"type":"FeatureCollection","features":[{"type":"Feature","geometry":{"type":"Polygon","coordinates":[[[-75.99289,1.91611],[-75.99309,1.9162],[-75.99341,1.91627],[-75.99383,1.91635],[-75.99394,1.91583],[-75.99388,1.91549],[-75.99364,1.91557],[-75.99332,1.91569],[-75.99299,1.91576],[-75.99287,1.91591],[-75.99289,1.91611]]]},"properties":{"plot_name":"Buenos Aires","plot_id":"2038"}}]}</text:p>
          </table:table-cell>
          <table:table-cell table:number-columns-repeated="1019"/>
        </table:table-row>
        <table:table-row table:style-name="ro1">
          <table:table-cell office:value-type="string">
            <text:p>Member48</text:p>
          </table:table-cell>
          <table:table-cell office:value-type="string">
            <text:p>Farmer48</text:p>
          </table:table-cell>
          <table:table-cell office:value-type="float" office:value="3691">
            <text:p>3691</text:p>
          </table:table-cell>
          <table:table-cell office:value-type="string">
            <text:p>Porvenir</text:p>
          </table:table-cell>
          <table:table-cell office:value-type="string">
            <text:p>{"type":"FeatureCollection","features":[{"type":"Feature","geometry":{"type":"Polygon","coordinates":[[[-75.9047163,1.9648922],[-75.9045056,1.9646594],[-75.904319,1.9643542],[-75.9041438,1.9636804],[-75.903785,1.9642541],[-75.9041034,1.9646687],[-75.9044354,1.9649057],[-75.9046634,1.9650357],[-75.9047163,1.9648922]]]},"properties":{"plot_name":"Porvenir","plot_id":"3587"}}]}</text:p>
          </table:table-cell>
          <table:table-cell table:number-columns-repeated="1019"/>
        </table:table-row>
        <table:table-row table:style-name="ro1">
          <table:table-cell office:value-type="string">
            <text:p>Member56</text:p>
          </table:table-cell>
          <table:table-cell office:value-type="string">
            <text:p>Farmer56</text:p>
          </table:table-cell>
          <table:table-cell office:value-type="float" office:value="3752">
            <text:p>3752</text:p>
          </table:table-cell>
          <table:table-cell office:value-type="string">
            <text:p>Palmar</text:p>
          </table:table-cell>
          <table:table-cell office:value-type="string">
            <text:p>{"type":"FeatureCollection","features":[{"type":"Feature","geometry":{"type":"Polygon","coordinates":[[[-75.98317,1.90257],[-75.98309,1.90224],[-75.98302,1.90197],[-75.98296,1.9016],[-75.98279,1.9018],[-75.9826,1.90204],[-75.98243,1.90232],[-75.98238,1.90255],[-75.98255,1.90274],[-75.98272,1.90261],[-75.98289,1.90267],[-75.98317,1.90257]]]},"properties":{"plot_name":"Palmar","plot_id":"3639"}}]}</text:p>
          </table:table-cell>
          <table:table-cell table:number-columns-repeated="1019"/>
        </table:table-row>
        <table:table-row table:style-name="ro1">
          <table:table-cell office:value-type="string">
            <text:p>Member58</text:p>
          </table:table-cell>
          <table:table-cell office:value-type="string">
            <text:p>Farmer58</text:p>
          </table:table-cell>
          <table:table-cell office:value-type="float" office:value="3886">
            <text:p>3886</text:p>
          </table:table-cell>
          <table:table-cell office:value-type="string">
            <text:p>Lote Alvaro</text:p>
          </table:table-cell>
          <table:table-cell office:value-type="string">
            <text:p>{"type":"FeatureCollection","features":[{"type":"Feature","geometry":{"type":"Polygon","coordinates":[[[-75.99241,1.92436],[-75.99271,1.92398],[-75.99257,1.92348],[-75.99227,1.92326],[-75.9919,1.92328],[-75.99166,1.92308],[-75.99142,1.92305],[-75.9913,1.92334],[-75.99113,1.92387],[-75.9911,1.92437],[-75.99115,1.92459],[-75.99094,1.92563],[-75.99164,1.9256],[-75.99241,1.92436]]]},"properties":{"plot_name":"Lote Alvaro","plot_id":"3779"}}]}</text:p>
          </table:table-cell>
          <table:table-cell table:number-columns-repeated="1019"/>
        </table:table-row>
        <table:table-row table:style-name="ro1">
          <table:table-cell office:value-type="string">
            <text:p>Member60</text:p>
          </table:table-cell>
          <table:table-cell office:value-type="string">
            <text:p>Farmer60</text:p>
          </table:table-cell>
          <table:table-cell office:value-type="float" office:value="5187">
            <text:p>5187</text:p>
          </table:table-cell>
          <table:table-cell office:value-type="string">
            <text:p>La Caleña</text:p>
          </table:table-cell>
          <table:table-cell office:value-type="string">
            <text:p>{"type":"FeatureCollection","features":[{"type":"Feature","geometry":{"type":"Polygon","coordinates":[[[-75.954117,1.881899],[-75.953295,1.881915],[-75.952435,1.881922],[-75.95173,1.882053],[-75.951139,1.882154],[-75.950893,1.882738],[-75.950884,1.883255],[-75.952267,1.883036],[-75.953282,1.882664],[-75.954202,1.882045],[-75.954117,1.881899]]]},"properties":{"plot_name":"La Caleña","plot_id":"4078"}}]}</text:p>
          </table:table-cell>
          <table:table-cell table:number-columns-repeated="1019"/>
        </table:table-row>
        <table:table-row table:style-name="ro1">
          <table:table-cell office:value-type="string">
            <text:p>Member61</text:p>
          </table:table-cell>
          <table:table-cell office:value-type="string">
            <text:p>Farmer61</text:p>
          </table:table-cell>
          <table:table-cell office:value-type="float" office:value="5188">
            <text:p>5188</text:p>
          </table:table-cell>
          <table:table-cell office:value-type="string">
            <text:p>Lote Cucho</text:p>
          </table:table-cell>
          <table:table-cell office:value-type="string">
            <text:p>{"type":"FeatureCollection","features":[{"type":"Feature","geometry":{"type":"Polygon","coordinates":[[[-75.9712637,1.872778],[-75.9715881,1.8729399],[-75.971872,1.873068],[-75.97215,1.87302],[-75.9722538,1.8723873],[-75.9713827,1.8722508],[-75.9712637,1.8727782],[-75.9712637,1.872778]]]},"properties":{"plot_name":"Lote Cucho","plot_id":"4084"}}]}</text:p>
          </table:table-cell>
          <table:table-cell table:number-columns-repeated="1019"/>
        </table:table-row>
        <table:table-row table:style-name="ro1">
          <table:table-cell office:value-type="string">
            <text:p>Member62</text:p>
          </table:table-cell>
          <table:table-cell office:value-type="string">
            <text:p>Farmer62</text:p>
          </table:table-cell>
          <table:table-cell office:value-type="float" office:value="5189">
            <text:p>5189</text:p>
          </table:table-cell>
          <table:table-cell office:value-type="string">
            <text:p>Deiner</text:p>
          </table:table-cell>
          <table:table-cell office:value-type="string">
            <text:p>{"type":"FeatureCollection","features":[{"type":"Feature","geometry":{"type":"Polygon","coordinates":[[[-75.972446,1.888646],[-75.972379,1.888865],[-75.972701,1.889044],[-75.973168,1.889211],[-75.973379,1.889153],[-75.973906,1.889329],[-75.974392,1.889232],[-75.974573,1.889354],[-75.974656,1.88966],[-75.975005,1.889849],[-75.975275,1.889809],[-75.975186,1.889047],[-75.974995,1.888989],[-75.974849,1.888566],[-75.974229,1.88813],[-75.972446,1.888646]]]},"properties":{"plot_name":"Deiner","plot_id":"4085"}}]}</text:p>
          </table:table-cell>
          <table:table-cell table:number-columns-repeated="1019"/>
        </table:table-row>
        <table:table-row table:style-name="ro1">
          <table:table-cell office:value-type="string">
            <text:p>Member63</text:p>
          </table:table-cell>
          <table:table-cell office:value-type="string">
            <text:p>Farmer63</text:p>
          </table:table-cell>
          <table:table-cell office:value-type="float" office:value="5221">
            <text:p>5221</text:p>
          </table:table-cell>
          <table:table-cell office:value-type="string">
            <text:p>Buena Vista</text:p>
          </table:table-cell>
          <table:table-cell office:value-type="string">
            <text:p>{"type":"FeatureCollection","features":[{"type":"Feature","geometry":{"type":"Polygon","coordinates":[[[-75.9681775,1.9011122],[-75.96818,1.9011019],[-75.9681401,1.900973],[-75.9681775,1.9011122]]]},"properties":{"plot_name":"Buena Vista","plot_id":"4418"}}]}</text:p>
          </table:table-cell>
          <table:table-cell table:number-columns-repeated="1019"/>
        </table:table-row>
        <table:table-row table:style-name="ro1">
          <table:table-cell office:value-type="string">
            <text:p>Member65</text:p>
          </table:table-cell>
          <table:table-cell office:value-type="string">
            <text:p>Farmer65</text:p>
          </table:table-cell>
          <table:table-cell office:value-type="float" office:value="5318">
            <text:p>5318</text:p>
          </table:table-cell>
          <table:table-cell office:value-type="string">
            <text:p>La Argentina</text:p>
          </table:table-cell>
          <table:table-cell office:value-type="string">
            <text:p>{"type":"FeatureCollection","features":[{"type":"Feature","geometry":{"type":"Polygon","coordinates":[[[-75.889473,1.9715767],[-75.8897244,1.9715957],[-75.8898191,1.9715589],[-75.889733,1.9713318],[-75.8896754,1.9709923],[-75.8896263,1.9708537],[-75.8895896,1.9706308],[-75.8894068,1.9704077],[-75.8890251,1.970337],[-75.8889922,1.9704875],[-75.8889703,1.9707145],[-75.8889292,1.9709186],[-75.8889797,1.9710765],[-75.889473,1.9715767]]]},"properties":{"plot_name":"La Argentina","plot_id":"4100"}}]}</text:p>
          </table:table-cell>
          <table:table-cell table:number-columns-repeated="1019"/>
        </table:table-row>
        <table:table-row table:style-name="ro1">
          <table:table-cell office:value-type="string">
            <text:p>Member66</text:p>
          </table:table-cell>
          <table:table-cell office:value-type="string">
            <text:p>Farmer66</text:p>
          </table:table-cell>
          <table:table-cell office:value-type="float" office:value="5319">
            <text:p>5319</text:p>
          </table:table-cell>
          <table:table-cell office:value-type="string">
            <text:p>El Playon</text:p>
          </table:table-cell>
          <table:table-cell office:value-type="string">
            <text:p>{"type":"FeatureCollection","features":[{"type":"Feature","geometry":{"type":"Polygon","coordinates":[[[-75.962652,1.868594],[-75.963225,1.8684],[-75.963955,1.868234],[-75.963715,1.86755],[-75.963262,1.867052],[-75.962439,1.867163],[-75.961681,1.867366],[-75.962014,1.867772],[-75.962245,1.868308],[-75.962652,1.868594]]]},"properties":{"plot_name":"El Playon","plot_id":"4101"}}]}</text:p>
          </table:table-cell>
          <table:table-cell table:number-columns-repeated="1019"/>
        </table:table-row>
        <table:table-row table:style-name="ro1">
          <table:table-cell office:value-type="string">
            <text:p>Member67</text:p>
          </table:table-cell>
          <table:table-cell office:value-type="string">
            <text:p>Farmer67</text:p>
          </table:table-cell>
          <table:table-cell office:value-type="float" office:value="5320">
            <text:p>5320</text:p>
          </table:table-cell>
          <table:table-cell office:value-type="string">
            <text:p>Villa Esperanza </text:p>
          </table:table-cell>
          <table:table-cell office:value-type="string">
            <text:p>{"type":"FeatureCollection","features":[{"type":"Feature","geometry":{"type":"Polygon","coordinates":[[[-75.934146,1.948264],[-75.934645,1.947739],[-75.93458,1.94739],[-75.934932,1.947279],[-75.935155,1.946662],[-75.93449,1.946595],[-75.93408,1.947058],[-75.933924,1.947487],[-75.93357,1.947753],[-75.934146,1.948264]]]},"properties":{"plot_name":"Villa Esperanza ","plot_id":"4102"}}]}</text:p>
          </table:table-cell>
          <table:table-cell table:number-columns-repeated="1019"/>
        </table:table-row>
        <table:table-row table:style-name="ro1">
          <table:table-cell office:value-type="string">
            <text:p>Member68</text:p>
          </table:table-cell>
          <table:table-cell office:value-type="string">
            <text:p>Farmer68</text:p>
          </table:table-cell>
          <table:table-cell office:value-type="float" office:value="5321">
            <text:p>5321</text:p>
          </table:table-cell>
          <table:table-cell office:value-type="string">
            <text:p>La Esperanza</text:p>
          </table:table-cell>
          <table:table-cell office:value-type="string">
            <text:p>{"type":"FeatureCollection","features":[{"type":"Feature","geometry":{"type":"Polygon","coordinates":[[[-75.904523,1.949828],[-75.904261,1.949963],[-75.904078,1.94978],[-75.903413,1.949592],[-75.902863,1.949603],[-75.902862,1.950397],[-75.902982,1.951124],[-75.903896,1.95105],[-75.904881,1.951154],[-75.904709,1.950626],[-75.904641,1.950151],[-75.904523,1.949828]]]},"properties":{"plot_name":"La Esperanza","plot_id":"4103"}}]}</text:p>
          </table:table-cell>
          <table:table-cell table:number-columns-repeated="1019"/>
        </table:table-row>
        <table:table-row table:style-name="ro1">
          <table:table-cell office:value-type="string">
            <text:p>Member69</text:p>
          </table:table-cell>
          <table:table-cell office:value-type="string">
            <text:p>Farmer69</text:p>
          </table:table-cell>
          <table:table-cell office:value-type="float" office:value="5322">
            <text:p>5322</text:p>
          </table:table-cell>
          <table:table-cell office:value-type="string">
            <text:p>Villarruel</text:p>
          </table:table-cell>
          <table:table-cell office:value-type="string">
            <text:p>{"type":"FeatureCollection","features":[{"type":"Feature","geometry":{"type":"Polygon","coordinates":[[[-75.9222852,1.9421131],[-75.9224658,1.9422647],[-75.9230246,1.9427032],[-75.9230236,1.9423775],[-75.923059,1.9419857],[-75.9228678,1.9418051],[-75.9226178,1.9417357],[-75.9223714,1.9416896],[-75.9223178,1.9409864],[-75.9221682,1.9406961],[-75.9221506,1.9403847],[-75.9217736,1.9406063],[-75.9217227,1.9410292],[-75.9219176,1.9414616],[-75.9222764,1.9419491],[-75.9222852,1.9421131]]]},"properties":{"plot_name":"Villarruel","plot_id":"4104"}}]}</text:p>
          </table:table-cell>
          <table:table-cell table:number-columns-repeated="1019"/>
        </table:table-row>
        <table:table-row table:style-name="ro1">
          <table:table-cell office:value-type="string">
            <text:p>Member70</text:p>
          </table:table-cell>
          <table:table-cell office:value-type="string">
            <text:p>Farmer70</text:p>
          </table:table-cell>
          <table:table-cell office:value-type="float" office:value="5323">
            <text:p>5323</text:p>
          </table:table-cell>
          <table:table-cell office:value-type="string">
            <text:p>Buena vista La loma</text:p>
          </table:table-cell>
          <table:table-cell office:value-type="string">
            <text:p>{"type":"FeatureCollection","features":[{"type":"Feature","geometry":{"type":"Polygon","coordinates":[[[-75.892173,1.9513272],[-75.8920556,1.9512534],[-75.8918935,1.9515001],[-75.8920216,1.9516886],[-75.8920343,1.9517435],[-75.8921818,1.9519669],[-75.892343,1.952007],[-75.8925168,1.9519013],[-75.8923848,1.9516114],[-75.892173,1.9513272]]]},"properties":{"plot_name":"Buena vista La loma","plot_id":"4346"}}]}</text:p>
          </table:table-cell>
          <table:table-cell table:number-columns-repeated="1019"/>
        </table:table-row>
        <table:table-row table:style-name="ro1">
          <table:table-cell office:value-type="string">
            <text:p>Member71</text:p>
          </table:table-cell>
          <table:table-cell office:value-type="string">
            <text:p>Farmer71</text:p>
          </table:table-cell>
          <table:table-cell office:value-type="float" office:value="5472">
            <text:p>5472</text:p>
          </table:table-cell>
          <table:table-cell office:value-type="string">
            <text:p>Papayalta</text:p>
          </table:table-cell>
          <table:table-cell office:value-type="string">
            <text:p>{"type":"FeatureCollection","features":[{"type":"Feature","geometry":{"type":"Polygon","coordinates":[[[-75.852675,1.982822],[-75.852109,1.98318],[-75.851678,1.983315],[-75.851377,1.983764],[-75.850986,1.983824],[-75.85072,1.983741],[-75.850139,1.984329],[-75.8501,1.984945],[-75.850426,1.985245],[-75.850758,1.985015],[-75.851096,1.985075],[-75.851735,1.984713],[-75.851754,1.983653],[-75.85214,1.983449],[-75.852483,1.983638],[-75.853005,1.983473],[-75.852897,1.983142],[-75.852675,1.982822]]]},"properties":{"plot_name":"Papayalta","plot_id":"4419"}}]}</text:p>
          </table:table-cell>
          <table:table-cell table:number-columns-repeated="1019"/>
        </table:table-row>
        <table:table-row table:style-name="ro1">
          <table:table-cell office:value-type="string">
            <text:p>Member72</text:p>
          </table:table-cell>
          <table:table-cell office:value-type="string">
            <text:p>Farmer72</text:p>
          </table:table-cell>
          <table:table-cell office:value-type="float" office:value="7829">
            <text:p>7829</text:p>
          </table:table-cell>
          <table:table-cell office:value-type="string">
            <text:p>Las Juntas</text:p>
          </table:table-cell>
          <table:table-cell office:value-type="string">
            <text:p>{"type":"FeatureCollection","features":[{"type":"Feature","geometry":{"type":"Polygon","coordinates":[[[-75.887183,1.945881],[-75.887527,1.944539],[-75.888889,1.942518],[-75.886551,1.942444],[-75.885534,1.946829],[-75.885343,1.945711],[-75.886665,1.945903],[-75.887183,1.945881]]]},"properties":{"plot_name":"Las Juntas","plot_id":"4484"}}]}</text:p>
          </table:table-cell>
          <table:table-cell table:number-columns-repeated="1019"/>
        </table:table-row>
        <table:table-row table:style-name="ro1">
          <table:table-cell office:value-type="string">
            <text:p>Member73</text:p>
          </table:table-cell>
          <table:table-cell office:value-type="string">
            <text:p>Farmer73</text:p>
          </table:table-cell>
          <table:table-cell office:value-type="float" office:value="8005">
            <text:p>8005</text:p>
          </table:table-cell>
          <table:table-cell office:value-type="string">
            <text:p>Buena Vista</text:p>
          </table:table-cell>
          <table:table-cell office:value-type="string">
            <text:p>{"type":"FeatureCollection","features":[{"type":"Feature","geometry":{"type":"Polygon","coordinates":[[[-75.958512,1.901902],[-75.958457,1.901597],[-75.958235,1.901274],[-75.957523,1.901329],[-75.957108,1.901846],[-75.957172,1.902243],[-75.957514,1.902687],[-75.958004,1.903019],[-75.958485,1.902761],[-75.958984,1.902484],[-75.958706,1.902068],[-75.958512,1.901902]]]},"properties":{"plot_name":"Buena Vista","plot_id":"4485"}}]}</text:p>
          </table:table-cell>
          <table:table-cell table:number-columns-repeated="101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heet1.$A$1" table:cell-range-address="$Sheet1.$A$1:.$E$43"/>
        </table:named-expressions>
      </table:table>
      <table:named-expressions/>
      <table:database-ranges>
        <table:database-range table:name="_xlnm._FilterDatabase" table:target-range-address="Sheet1.A1:Sheet1.E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07">07/04/2024</text:date>, <text:time>18:5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5" meta:object-count="0"/>
    <meta:generator>OpenOffice/4.1.7$Win32 OpenOffice.org_project/417m1$Build-9800</meta:generator>
  </office:meta>
</office:document-meta>
</file>